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nbrb.by/api/exrates/currencies/1</text:p>
      <text:p text:style-name="Standard">https://www.nbrb.by/api/exrates/currencies/8888</text:p>
      <text:p text:style-name="Standard">https://www.nbrb.by/api/exrates/currencies</text:p>
      <text:p text:style-name="Standard">https://www.nbrb.by/api/exrates/rates/12</text:p>
      <text:p text:style-name="Standard">https://www.nbrb.by/api/exrates/rates/298?ondate=2018-12-3</text:p>
      <text:p text:style-name="Standard">https://www.nbrb.by/API/ExRates/Rates/Dynamics/298?startDate=2018-12-1&amp;endDate=2019-2-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7$Win32 OpenOffice.org_project/417m1$Build-9800</meta:generator>
    <dc:date>2020-11-15T19:17:59.35</dc:date>
    <meta:document-statistic meta:table-count="0" meta:image-count="0" meta:object-count="0" meta:page-count="1" meta:paragraph-count="6" meta:word-count="6" meta:character-count="319"/>
    <meta:user-defined meta:name="Info 1"/>
    <meta:user-defined meta:name="Info 2"/>
    <meta:user-defined meta:name="Info 3"/>
    <meta:user-defined meta:name="Info 4"/>
  </office:meta>
</office:document-meta>
</file>